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4a514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d677" officeooo:paragraph-rsid="0049d67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a5145" officeooo:paragraph-rsid="004a514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da8b" officeooo:paragraph-rsid="0039da8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677" officeooo:paragraph-rsid="0049d67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26edb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05128" officeooo:paragraph-rsid="0030512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9da8b" officeooo:paragraph-rsid="0039da8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9da8b" officeooo:paragraph-rsid="00417426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4a5145"/>
    </style:style>
    <style:style style:name="P14" style:family="paragraph" style:parent-style-name="Standard">
      <style:paragraph-properties fo:text-align="center" style:justify-single-word="false"/>
      <style:text-properties officeooo:paragraph-rsid="0019eb27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9d677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c46a8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5355f4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8569" officeooo:paragraph-rsid="004d8569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8569" officeooo:paragraph-rsid="004d856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a5145" officeooo:paragraph-rsid="004a5145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55f4" officeooo:paragraph-rsid="005355f4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19d3" officeooo:paragraph-rsid="004519d3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e4ab" officeooo:paragraph-rsid="0058e4ab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5fd2" officeooo:paragraph-rsid="004f5fd2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5fd2" officeooo:paragraph-rsid="004f5fd2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c69d" officeooo:paragraph-rsid="0045c69d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463da4" officeooo:paragraph-rsid="00463da4" style:font-size-asian="12pt" style:font-size-complex="12pt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3ff53d" style:font-size-asian="12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3ff53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41742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5450" officeooo:paragraph-rsid="0043545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7dd1c" officeooo:paragraph-rsid="0047dd1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a5145" style:font-size-asian="12pt" style:font-size-complex="12pt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5355f4" style:font-size-asian="12pt" style:font-size-complex="12pt"/>
    </style:style>
    <style:style style:name="P37" style:family="paragraph" style:parent-style-name="Standard" style:list-style-name="L5" style:master-page-name="">
      <style:paragraph-properties fo:text-align="start" style:justify-single-word="false" style:page-number="auto"/>
      <style:text-properties style:text-line-through-style="none" style:text-line-through-type="none" style:font-name="DejaVu Sans Condensed" fo:font-size="12pt" fo:font-style="normal" fo:font-weight="bold" officeooo:rsid="003ff53d" officeooo:paragraph-rsid="003ff53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da8b"/>
    </style:style>
    <style:style style:name="T3" style:family="text">
      <style:text-properties officeooo:rsid="003b8eb8"/>
    </style:style>
    <style:style style:name="T4" style:family="text">
      <style:text-properties officeooo:rsid="00417426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355f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a514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3bc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a499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9d67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b785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d57c9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49d677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5b785b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49cbda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weight="normal" officeooo:rsid="0049d677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4a5145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5355f4" style:font-weight-asian="normal" style:font-weight-complex="normal"/>
    </style:style>
    <style:style style:name="T22" style:family="text">
      <style:text-properties style:text-line-through-style="none" style:text-line-through-type="none" fo:font-weight="bold" officeooo:rsid="005355f4" style:font-weight-asian="bold" style:font-weight-complex="bold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outline="false" style:text-line-through-style="none" style:text-line-through-type="none" style:font-name="DejaVu Sans Condensed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5" style:family="text">
      <style:text-properties style:text-outline="false" style:text-line-through-style="none" style:text-line-through-type="none" style:font-name="DejaVu Sans Condensed" fo:font-size="12pt" fo:font-style="normal" fo:text-shadow="none" style:text-underline-style="none" fo:font-weight="normal" officeooo:rsid="005723e2" style:font-size-asian="12pt" style:font-style-asian="normal" style:font-weight-asian="normal" style:font-size-complex="12pt" style:text-emphasize="none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ff53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ff53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17426" style:font-style-asian="normal" style:font-weight-asian="normal" style:font-style-complex="normal" style:font-weight-complex="normal"/>
    </style:style>
    <style:style style:name="T31" style:family="text">
      <style:text-properties officeooo:rsid="00305128"/>
    </style:style>
    <style:style style:name="T32" style:family="text">
      <style:text-properties officeooo:rsid="0050812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5d57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5">052</text:span><text:span text:style-name="T9"> - </text:span><text:span text:style-name="T10">A/G </text:span><text:span text:style-name="T11">- </text:span><text:span text:style-name="T12">Unguided Bombs, Rockets, </text:span><text:span text:style-name="T13">AGM-45 Shrike</text:span></text:p>
      <text:p text:style-name="P1"/>
      <text:p text:style-name="P3">Master Arm<text:span text:style-name="T33"> ... </text:span>ON<text:span text:style-name="T33"> (</text:span>B2 button<text:span text:style-name="T33">)</text:span></text:p>
      <text:p text:style-name="P8"/>
      <text:p text:style-name="P13"><text:span text:style-name="T6">Bombs with </text:span><text:span text:style-name="T7">CMP</text:span><text:span text:style-name="T14">T</text:span><text:span text:style-name="T7">R --</text:span><text:span text:style-name="T14"> Auto release semi-CCIP -- WIP</text:span></text:p>
      <text:list xml:id="list1290042549" text:style-name="L1">
        <text:list-item>
          <text:p text:style-name="P15"><text:span text:style-name="T16">Function Selector knob ... </text:span><text:span text:style-name="T17">CMPTR</text:span></text:p>
        </text:list-item>
        <text:list-item>
          <text:p text:style-name="P18">Radar knob ... A/G</text:p>
        </text:list-item>
        <text:list-item>
          <text:p text:style-name="P20">Station switches ... As needed</text:p>
        </text:list-item>
        <text:list-item>
          <text:p text:style-name="P20">AWRS quantity selector knob ... As needed</text:p>
        </text:list-item>
        <text:list-item>
          <text:p text:style-name="P20">AWRS drop interval knob ... As needed</text:p>
        </text:list-item>
        <text:list-item>
          <text:p text:style-name="P20">AWRS mode knob ... SINGLE, RIPPLE, SALVO for either STEP (left half of the dial) or RIPPLE (right half)</text:p>
          <text:list>
            <text:list-item>
              <text:p text:style-name="P16"><text:span text:style-name="T17">CMPTR</text:span><text:span text:style-name="T18"> cannot Ripple Pairs, only Singles.</text:span></text:p>
            </text:list-item>
          </text:list>
        </text:list-item>
        <text:list-item>
          <text:p text:style-name="P18"><text:span text:style-name="T23">Depress gunsight for easier aiming if needed??</text:span> Not sure if this actually works, I think the gunsight may have to be a 0 deg...</text:p>
        </text:list-item>
        <text:list-item>
          <text:p text:style-name="P18">Dive at target, wings level.</text:p>
        </text:list-item>
        <text:list-item>
          <text:p text:style-name="P18">Put pipper on target, press and hold Red Button. <text:s/>LABS light below gunsight should illuminate and tone will sound. <text:s/>Keeping wings level, pull up slowly until bombs release. <text:s/>Light and tone should stop, but sometimes they don't.</text:p>
        </text:list-item>
      </text:list>
      <text:p text:style-name="P8"/>
      <text:p text:style-name="P4">Bombs with manual bombsight</text:p>
      <text:list xml:id="list3377770167" text:style-name="L2">
        <text:list-item>
          <text:p text:style-name="P35"><text:span text:style-name="T19">Function Selector knob ... </text:span><text:span text:style-name="T20">BOMBS &amp; GM ARM</text:span></text:p>
        </text:list-item>
        <text:list-item>
          <text:p text:style-name="P19">Set gunsight depression as needed.</text:p>
        </text:list-item>
      </text:list>
      <text:p text:style-name="P2"/>
      <text:p text:style-name="P5">Stores Jettison - WIP</text:p>
      <text:list xml:id="list3855347179" text:style-name="L3">
        <text:list-item>
          <text:p text:style-name="P21">Select pylon to be jettisoned with white emergency jettison selector knob next to emergency jettison handle. <text:s/>Pull handle to jettison that pylon.</text:p>
        </text:list-item>
      </text:list>
      <text:list xml:id="list1419129374" text:style-name="L4">
        <text:list-item>
          <text:p text:style-name="P36"><text:span text:style-name="T22">DO NOT</text:span><text:span text:style-name="T21"> just pull the emergency jettison handle. <text:s/>Default selection is to jettison all pylons, including A/A missiles.</text:span></text:p>
        </text:list-item>
      </text:list>
      <text:p text:style-name="P1"/>
      <text:p text:style-name="P6"><text:span text:style-name="T2">Bombs - </text:span><text:span text:style-name="T3">WIP</text:span></text:p>
      <text:p text:style-name="P11">All</text:p>
      <text:list xml:id="list3675119362" text:style-name="L5">
        <text:list-item>
          <text:p text:style-name="P37">Intervals<text:tab/>0.06 s<text:span text:style-name="T4">ec</text:span><text:tab/><text:tab/>0.10 s<text:span text:style-name="T4">ec</text:span><text:tab/><text:tab/>0.14 s<text:span text:style-name="T4">ec</text:span></text:p>
          <text:p text:style-name="P27"><text:span text:style-name="T27">6</text:span><text:span text:style-name="T26">00 kts<text:tab/></text:span><text:span text:style-name="T28"><text:tab/>60.8 ft<text:tab/><text:tab/>101.3 ft<text:tab/><text:tab/>141.8 ft</text:span></text:p>
          <text:p text:style-name="P27"><text:span text:style-name="T27">5</text:span><text:span text:style-name="T26">50 kts<text:tab/></text:span><text:span text:style-name="T28"><text:tab/>55.7 ft<text:tab/><text:tab/>92.8 ft<text:tab/><text:tab/>130.0 ft</text:span></text:p>
          <text:p text:style-name="P28"><text:span text:style-name="T27">500 kts<text:tab/></text:span><text:span text:style-name="T29"><text:tab/>50.6</text:span><text:span text:style-name="T30"> ft<text:tab/></text:span><text:span text:style-name="T29"><text:tab/>84.4 </text:span><text:span text:style-name="T30">ft</text:span><text:span text:style-name="T29"><text:tab/><text:tab/>118.1 </text:span><text:span text:style-name="T30">ft</text:span></text:p>
          <text:p text:style-name="P29"><text:span text:style-name="T1">450 kts<text:tab/></text:span><text:tab/>45.6 <text:span text:style-name="T4">ft</text:span><text:tab/><text:tab/>76.0 <text:span text:style-name="T4">ft</text:span><text:tab/><text:tab/>106.3 <text:span text:style-name="T4">ft</text:span></text:p>
          <text:p text:style-name="P29"><text:span text:style-name="T1">400 kts<text:tab/></text:span><text:tab/>40.5 <text:span text:style-name="T4">ft</text:span><text:tab/><text:tab/>67.5 <text:span text:style-name="T4">ft</text:span><text:tab/><text:tab/>94.5 <text:span text:style-name="T4">ft</text:span></text:p>
          <text:p text:style-name="P30"><text:span text:style-name="T1">350 kts<text:tab/></text:span><text:tab/>35.4 <text:span text:style-name="T4">ft</text:span><text:tab/><text:tab/>59.0 <text:span text:style-name="T4">ft</text:span><text:tab/><text:tab/>82.7 <text:span text:style-name="T4">ft</text:span></text:p>
        </text:list-item>
        <text:list-item>
          <text:p text:style-name="P17"><text:span text:style-name="T5">Calculation: kts / 60 / 60 * </text:span><text:span text:style-name="T24">6076.115 / </text:span><text:span text:style-name="T25">interval = distance</text:span></text:p>
        </text:list-item>
      </text:list>
      <text:p text:style-name="P12">Snakeye</text:p>
      <text:list xml:id="list324841442" text:style-name="L6">
        <text:list-item>
          <text:p text:style-name="P31">80 mils, 200 ft, 500 kts?</text:p>
        </text:list-item>
        <text:list-item>
          <text:p text:style-name="P32">Dropping in ripple can blow up your own plane, possibly due to the bombs hitting each other, or maybe hitting the plane. <text:s/>Interval of 0.14 can help, and making sure you're not pushing anything less than 1 G, but it's not reliably safe with any settings.</text:p>
        </text:list-item>
      </text:list>
      <text:p text:style-name="P11">Slick</text:p>
      <text:p text:style-name="P11">CBU</text:p>
      <text:list xml:id="list2865241820" text:style-name="L7">
        <text:list-item>
          <text:p text:style-name="P33">Seems to burst after a set amount of time. <text:s/>In level flight, drops at 450 to 500 AGL burst before they hit the ground and give a decent scatter. <text:s/>But in a dive, dropping from that height makes them hit the ground before bursting.</text:p>
        </text:list-item>
        <text:list-item>
          <text:p text:style-name="P34">Scatter is not affected by altitude (bug).</text:p>
        </text:list-item>
      </text:list>
      <text:p text:style-name="P9"/>
      <text:p text:style-name="P7">Rockets - <text:span text:style-name="T3">WIP</text:span></text:p>
      <text:list xml:id="list2778076829" text:style-name="L8">
        <text:list-item>
          <text:p text:style-name="P22">10 mils?</text:p>
        </text:list-item>
        <text:list-item>
          <text:p text:style-name="P23">Must be on AWRS OFF and STEP SINGLE (or at least one of those two, not sure if both are needed).</text:p>
        </text:list-item>
        <text:list-item>
          <text:p text:style-name="P24">Fire with trigger.</text:p>
        </text:list-item>
      </text:list>
      <text:p text:style-name="P10"/>
      <text:p text:style-name="P5"><text:span text:style-name="T31">G</text:span>uns - <text:span text:style-name="T3">WIP</text:span></text:p>
      <text:list xml:id="list852442584" text:style-name="L9">
        <text:list-item>
          <text:p text:style-name="P26"><text:span text:style-name="T3">1</text:span>0 mils?</text:p>
        </text:list-item>
        <text:list-item>
          <text:p text:style-name="P25">Switch<text:span text:style-name="T32">es</text:span> on left console forward, <text:span text:style-name="T32">enable gun pod pylons and </text:span>set to CHARG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6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17:02.054000000</dc:date>
    <meta:editing-duration>PT14H22M23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459" meta:character-count="2350" meta:non-whitespace-character-count="1937"/>
  </office:meta>
</office:document-meta>
</file>